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Helvetica Neue" svg:font-family="'Helvetica Neue'" style:font-pitch="variable"/>
    <style:font-face style:name="Times New Roman" svg:font-family="'Times New Roman'" style:font-family-generic="roman" style:font-pitch="variable"/>
    <style:font-face style:name="Antique Olive Std" svg:font-family="'Antique Olive Std', 'Malgun Gothic'" style:font-family-generic="swiss"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55mm"/>
    </style:style>
    <style:style style:name="co2" style:family="table-column">
      <style:table-column-properties fo:break-before="auto" style:column-width="38.35mm"/>
    </style:style>
    <style:style style:name="co3" style:family="table-column">
      <style:table-column-properties fo:break-before="auto" style:column-width="53.46mm"/>
    </style:style>
    <style:style style:name="co4" style:family="table-column">
      <style:table-column-properties fo:break-before="auto" style:column-width="213.31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5.26mm" fo:break-before="auto" style:use-optimal-row-height="true"/>
    </style:style>
    <style:style style:name="ro3" style:family="table-row">
      <style:table-row-properties style:row-height="18.94mm" fo:break-before="auto" style:use-optimal-row-height="true"/>
    </style:style>
    <style:style style:name="ro4" style:family="table-row">
      <style:table-row-properties style:row-height="26.32mm" fo:break-before="auto" style:use-optimal-row-height="true"/>
    </style:style>
    <style:style style:name="ro5" style:family="table-row">
      <style:table-row-properties style:row-height="22.6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text-properties style:font-name="Helvetica Neue" fo:font-size="9pt" fo:font-weight="normal" style:font-size-asian="9pt" style:font-weight-asian="normal" style:font-size-complex="9pt" style:font-weight-complex="normal"/>
    </style:style>
    <style:style style:name="ce2" style:family="table-cell" style:parent-style-name="Default">
      <style:table-cell-properties style:vertical-align="top"/>
      <style:text-properties fo:color="#000000" style:text-outline="false" style:text-line-through-style="none" style:text-line-through-type="none" style:font-name="Helvetica Neue" fo:font-size="9pt" fo:language="fr" fo:country="BE"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3" style:family="table-cell" style:parent-style-name="Default">
      <style:table-cell-properties style:vertical-align="top"/>
      <style:text-properties fo:color="#000000" style:font-name="Helvetica Neue" fo:font-size="9pt" fo:font-weight="normal" style:font-name-asian="Arial Unicode MS" style:font-size-asian="9pt" style:language-asian="fr" style:country-asian="BE" style:font-weight-asian="normal" style:font-name-complex="Arial Unicode MS" style:font-size-complex="9pt" style:language-complex="en" style:country-complex="US" style:font-weight-complex="normal"/>
    </style:style>
    <style:style style:name="ce4" style:family="table-cell" style:parent-style-name="Default" style:data-style-name="N0">
      <style:table-cell-properties style:vertical-align="top"/>
      <style:text-properties fo:color="#000000" style:font-name="Helvetica Neue" fo:font-size="9pt" fo:font-weight="normal" style:font-name-asian="Arial1" style:font-size-asian="9pt" style:font-weight-asian="normal" style:font-name-complex="Arial1" style:font-size-complex="9pt" style:font-weight-complex="normal"/>
    </style:style>
    <style:style style:name="ce5" style:family="table-cell" style:parent-style-name="Default">
      <style:table-cell-properties fo:wrap-option="wrap" style:vertical-align="top"/>
      <style:text-properties fo:color="#000000" style:font-name="Helvetica Neue" fo:font-size="9pt" fo:font-weight="normal" style:font-size-asian="9pt" style:font-weight-asian="normal" style:font-size-complex="9pt" style:font-weight-complex="normal"/>
    </style:style>
    <style:style style:name="ce6" style:family="table-cell" style:parent-style-name="Default">
      <style:table-cell-properties fo:wrap-option="wrap" style:vertical-align="top"/>
      <style:text-properties fo:color="#000000" style:text-outline="false" style:text-line-through-style="none" style:text-line-through-type="none" style:font-name="Helvetica Neue" fo:font-size="9pt" fo:language="fr" fo:country="FR"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vertical-align="top"/>
      <style:text-properties fo:color="#000000" style:text-outline="false" style:text-line-through-style="none" style:text-line-through-type="none" style:font-name="Helvetica Neue" fo:font-size="9pt" fo:language="de" fo:country="D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data-style-name="N0">
      <style:table-cell-properties fo:wrap-option="wrap" style:vertical-align="top"/>
      <style:text-properties fo:color="#000000" style:font-name="Helvetica Neue" fo:font-size="9pt" fo:font-weight="normal" style:font-name-asian="Arial1" style:font-size-asian="9pt" style:font-weight-asian="normal" style:font-name-complex="Arial1" style:font-size-complex="9pt" style:font-weight-complex="normal"/>
    </style:style>
    <style:style style:name="ce9" style:family="table-cell" style:parent-style-name="Default" style:data-style-name="N0">
      <style:table-cell-properties style:text-align-source="fix" style:repeat-content="false" style:vertical-align="top"/>
      <style:paragraph-properties fo:text-align="justify"/>
      <style:text-properties fo:color="#000000" style:font-name="Helvetica Neue" fo:font-size="9pt" fo:font-weight="normal" style:font-name-asian="Arial1" style:font-size-asian="9pt" style:font-weight-asian="normal" style:font-name-complex="Arial1" style:font-size-complex="9pt" style:font-weight-complex="normal"/>
    </style:style>
    <style:style style:name="ce10"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Helvetica Neue" fo:font-size="9pt" fo:language="fr" fo:country="B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Helvetica Neue" fo:font-size="9pt" fo:language="fr" fo:country="B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style:vertical-align="top"/>
      <style:paragraph-properties fo:text-align="justify" fo:margin-left="0mm"/>
      <style:text-properties fo:color="#000000" style:text-outline="false" style:font-name="Helvetica Neue" fo:font-size="9pt" fo:language="fr" fo:country="BE" fo:font-style="normal" fo:text-shadow="none" style:text-underline-style="none" fo:font-weight="normal" style:text-underline-mode="continuous" style:text-overline-mode="continuous" style:text-line-through-mode="continuous" style:font-name-asian="Calibri" style:font-size-asian="9pt" style:language-asian="en" style:country-asian="US"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vertical-align="top"/>
      <style:text-properties fo:color="#000000" style:text-outline="false" style:text-line-through-style="none" style:text-line-through-type="none" style:font-name="Helvetica Neue"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style:vertical-align="top"/>
      <style:paragraph-properties fo:text-align="justify"/>
      <style:text-properties fo:color="#000000" style:text-outline="false" style:font-name="Helvetica Neue" fo:font-size="9pt" fo:language="fr" fo:country="BE" fo:font-style="normal" fo:text-shadow="none" style:text-underline-style="none" fo:font-weight="normal" style:text-underline-mode="continuous" style:text-overline-mode="continuous" style:text-line-through-mode="continuous" style:font-name-asian="Calibri" style:font-size-asian="9pt" style:language-asian="fr" style:country-asian="BE" style:font-style-asian="normal" style:font-weight-asian="normal" style:font-name-complex="Calibri" style:font-size-complex="9pt" style:language-complex="ar" style:country-complex="SA"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style:vertical-align="top"/>
      <style:paragraph-properties fo:text-align="justify" fo:margin-left="0mm"/>
      <style:text-properties fo:color="#000000" style:text-outline="false" style:text-line-through-style="none" style:text-line-through-type="none" style:font-name="Helvetica Neue" fo:font-size="9pt" fo:language="fr" fo:country="BE" fo:font-style="normal" fo:text-shadow="none" style:text-underline-style="none" fo:font-weight="normal" style:text-underline-mode="continuous" style:text-overline-mode="continuous" style:text-line-through-mode="continuous" style:font-size-asian="9pt" style:font-style-asian="normal" style:font-weight-asian="normal" style:font-name-complex="Antique Olive Std" style:font-size-complex="9pt" style:font-style-complex="normal" style:font-weight-complex="normal" style:text-emphasize="none" style:font-relief="none" style:text-overline-style="none" style:text-overline-color="font-color"/>
    </style:style>
    <style:style style:name="T1" style:family="text">
      <style:text-properties fo:color="#000000" fo:country="none" style:country-asian="none" style:country-complex="none" style:font-size-asian="12pt" style:font-size-complex="12pt"/>
    </style:style>
    <style:style style:name="T2" style:family="text">
      <style:text-properties fo:country="none" style:country-asian="none" style:country-complex="none" style:font-size-asian="12pt" style:font-size-complex="12pt" fo:color="#ff0000"/>
    </style:style>
    <style:style style:name="T3" style:family="text">
      <style:text-properties fo:font-size="9pt" style:font-size-asian="9pt" style:font-size-complex="9pt"/>
    </style:style>
    <style:style style:name="T4" style:family="text">
      <style:text-properties fo:country="none" style:country-asian="none" style:country-complex="none" fo:font-size="9pt" style:font-size-asian="9pt" style:font-size-complex="9pt"/>
    </style:style>
    <style:style style:name="T5" style:family="text">
      <style:text-properties style:letter-kerning="true" fo:country="none" style:country-asian="none" style:country-complex="none" style:font-size-asian="11pt" style:font-size-complex="11pt"/>
    </style:style>
    <style:style style:name="T6" style:family="text">
      <style:text-properties fo:country="none" style:country-asian="none" style:country-complex="none" style:font-size-asian="11pt" style:font-size-complex="11pt"/>
    </style:style>
  </office:automatic-styles>
  <office:body>
    <office:spreadsheet>
      <table:calculation-settings table:automatic-find-labels="false"/>
      <table:table table:name="Sheet1" table:style-name="ta1">
        <table:table-column table:style-name="co1" table:default-cell-style-name="ce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number-columns-repeated="1019" table:default-cell-style-name="ce5"/>
        <table:table-row table:style-name="ro1">
          <table:table-cell office:value-type="string" calcext:value-type="string">
            <text:p>PRENOM</text:p>
          </table:table-cell>
          <table:table-cell office:value-type="string" calcext:value-type="string">
            <text:p>NOM</text:p>
          </table:table-cell>
          <table:table-cell office:value-type="string" calcext:value-type="string">
            <text:p>DATES</text:p>
          </table:table-cell>
          <table:table-cell office:value-type="string" calcext:value-type="string">
            <text:p>IMAGE</text:p>
          </table:table-cell>
          <table:table-cell office:value-type="string" calcext:value-type="string">
            <text:p>BIOGRAPHIE</text:p>
          </table:table-cell>
          <table:table-cell table:number-columns-repeated="1019"/>
        </table:table-row>
        <table:table-row table:style-name="ro2">
          <table:table-cell office:value-type="string" calcext:value-type="string">
            <text:p>Seyni </text:p>
          </table:table-cell>
          <table:table-cell table:style-name="ce6" office:value-type="string" calcext:value-type="string">
            <text:p>AWA CAMARA</text:p>
          </table:table-cell>
          <table:table-cell table:style-name="ce6" office:value-type="string" calcext:value-type="string">
            <text:p>(Sénégal, 1939-)</text:p>
          </table:table-cell>
          <table:table-cell office:value-type="string" calcext:value-type="string">
            <text:p>Seny-Awa.jpg</text:p>
          </table:table-cell>
          <table:table-cell table:style-name="ce6" office:value-type="string" calcext:value-type="string">
            <text:p>Envers et contre tout, Seyni Awa s’est montrée rebelle aux interdits ancestraux. Exhibant les « mauvais » esprits qui l’animent, se moquant des normes et laissant libre court à son excentricité et à ses fantaisies, elle modèle l’argile pour créer ses personnages, mi-femmes mi-monstres, accouchant d’autres petites créatures rieuses. Ses sculptures de dimensions impressionnantes sont cuites dans un trou dans la terre, le four le plus rudimentaire qui soit, devant sa maison.</text:p>
          </table:table-cell>
          <table:table-cell table:number-columns-repeated="1019"/>
        </table:table-row>
        <table:table-row table:style-name="ro3">
          <table:table-cell table:style-name="ce2" office:value-type="string" calcext:value-type="string">
            <text:p>Yassir</text:p>
          </table:table-cell>
          <table:table-cell table:style-name="ce2" office:value-type="string" calcext:value-type="string">
            <text:p>AMAZINE</text:p>
          </table:table-cell>
          <table:table-cell table:style-name="ce2" office:value-type="string" calcext:value-type="string">
            <text:p>(Belgique, 1975- )</text:p>
          </table:table-cell>
          <table:table-cell table:style-name="ce8" office:value-type="string" calcext:value-type="string">
            <text:p>amazine-ok.jpg</text:p>
          </table:table-cell>
          <table:table-cell table:style-name="ce10" office:value-type="string" calcext:value-type="string">
            <text:p>Pendant son adolescence, Yassir Amazine a fréquenté l’atelier de Luc Mondry et de Nicolas Babilas à La Clairière. Ses dessins sont faits au bic noir, rouge, vert ou bleu. Il chante ou fredonne en dessinant, parle peu ou pas à l’atelier. En fait, chante-il ? Dessine-t-il ? Ou bien, s’évade-t-il ? Jamais, il ne cherche de modèle pour ses dessins. Des sujets reviennent pourtant : soleil, maison et mosquée, avion, auto, guitare. Un désordre apparent mais quand <text:s/>la surface est remplie, les deux faces souvent, tout se tient. Amazine a fini son dessin, il ne chante plus. Le dessin commence sa vie propre, il existe seul, nourri par Amazine.</text:p>
          </table:table-cell>
          <table:table-cell table:number-columns-repeated="1019"/>
        </table:table-row>
        <table:table-row table:style-name="ro4">
          <table:table-cell table:style-name="ce2" office:value-type="string" calcext:value-type="string">
            <text:p>Inès</text:p>
          </table:table-cell>
          <table:table-cell table:style-name="ce2" office:value-type="string" calcext:value-type="string">
            <text:p>ANDOUCHE</text:p>
          </table:table-cell>
          <table:table-cell table:style-name="ce2" office:value-type="string" calcext:value-type="string">
            <text:p>(Belgique, 1958-)</text:p>
          </table:table-cell>
          <table:table-cell table:style-name="ce8" office:value-type="string" calcext:value-type="string">
            <text:p>InesAndouche2330.JPG</text:p>
          </table:table-cell>
          <table:table-cell table:style-name="ce11" office:value-type="string" calcext:value-type="string">
            <text:p>Inès Andouche fréquente l'atelier Art à part entière du Centre de Hemptinne à Orp-Jauche depuis 1988. Elle y dessine intensément. Son corps est en fusion avec les recherches de composition, de couleurs et d’expression qu’elle mène pour chaque œuvre. C’est un travail réel qui l’attend, un travail qui lui appartient. Plongée dans une concentration qui ne souffre d’aucune distraction, elle possède l’atelier et profite de la liberté intrinsèque de ce lieu. Le geste affirmé, elle ceinture une image de référence puisée dans un magazine pour se l’approprier et lui donner une autre vie. Ce transfert mental, simple en apparence, concourt à anoblir l’insignifiant, le banal voire l’inaperçu. Inès Andouche révèle les choses, tendue dans son trait et rassurée pour la mise en couleurs. Son univers traduit sans doute quelques réminiscences de la culture de son enfance, emmenée aujourd’hui par une forte personnalité artistique.</text:p>
          </table:table-cell>
          <table:table-cell table:number-columns-repeated="1019"/>
        </table:table-row>
        <table:table-row table:style-name="ro5">
          <table:table-cell table:style-name="ce2" office:value-type="string" calcext:value-type="string">
            <text:p>Umberto</text:p>
          </table:table-cell>
          <table:table-cell table:style-name="ce2" office:value-type="string" calcext:value-type="string">
            <text:p>BERGAMASCHI</text:p>
          </table:table-cell>
          <table:table-cell table:style-name="ce2" office:value-type="string" calcext:value-type="string">
            <text:p>(Italie, 1954 -)</text:p>
          </table:table-cell>
          <table:table-cell table:style-name="ce8" office:value-type="string" calcext:value-type="string">
            <text:p>Bergamaschi1ok.jpg</text:p>
          </table:table-cell>
          <table:table-cell table:style-name="ce11" office:value-type="string" calcext:value-type="string">
            <text:p><text:span text:style-name="T1">Umberto Bergamaschi représente souvent ses personnages à l’intérieur d’une forme fermée et circulaire. Cette idée lui est apparue, pendant une phase de réflexion, lorsqu’il observait inlassablement la reproduction d’une pièce de monnaie. Ayant éprouvé une grande satisfaction intérieure, il n’a plus abandonné cette forme. Il représente des personnages et animaux aux contours très épurés qui sont décontextualisés et isolés dans cette bulle. Chaque chose est présentée comme une pure effigie, sans profondeur, dénué de détails et dans un univers amniotique où les notions d’espace et de temps sont bannies. Cette volonté d’abstraction et de tenir à l’écart les éléments de la réalité reflète la tendance d’Umberto Bergamaschi à se réfugier dans un univers silencieux. Il fréquente l'atelier artistique Adriano e Michele à San Colombano al Lambro depuis 1996</text:span><text:span text:style-name="T2">.</text:span></text:p>
          </table:table-cell>
          <table:table-cell table:number-columns-repeated="1019"/>
        </table:table-row>
        <table:table-row table:style-name="ro3">
          <table:table-cell table:style-name="ce2" office:value-type="string" calcext:value-type="string">
            <text:p>Paul</text:p>
          </table:table-cell>
          <table:table-cell table:style-name="ce2" office:value-type="string" calcext:value-type="string">
            <text:p>BLOCKX</text:p>
          </table:table-cell>
          <table:table-cell table:style-name="ce2" office:value-type="string" calcext:value-type="string">
            <text:p>(Belgique, 1961 - 2015)</text:p>
          </table:table-cell>
          <table:table-cell table:style-name="ce9" office:value-type="string" calcext:value-type="string">
            <text:p>BlockxPaul1892.JPG</text:p>
          </table:table-cell>
          <table:table-cell table:style-name="ce12" office:value-type="string" calcext:value-type="string">
            <text:p>L’œuvre graphique de Paul Blockx plonge le spectateur dans un monde de douleur. L’artiste nous impose, de manière forte et sans détour, l’enfer de sa vie, la souffrance psychique qu’il subit depuis de nombreuses années. Pour lui, comme pour beaucoup d’artistes, la création signifie un exutoire, une manière de crier sa douleur et de la transcender. Il nous offre une œuvre forte et authentique qui est le reflet de l’âme de son auteur et qui recèle la part symbolique de son histoire intime. Tantôt choqué, tantôt ému, tantôt bouleversé par le message que véhicule cet autoportrait, aucun visiteur ne peut rester indifférent face à cette œuvre miroir.</text:p>
          </table:table-cell>
          <table:table-cell table:number-columns-repeated="1019"/>
        </table:table-row>
        <table:table-row table:style-name="ro4">
          <table:table-cell table:style-name="ce2" office:value-type="string" calcext:value-type="string">
            <text:p>Ignacio</text:p>
          </table:table-cell>
          <table:table-cell table:style-name="ce2" office:value-type="string" calcext:value-type="string">
            <text:p>CARLES-TOLRA </text:p>
          </table:table-cell>
          <table:table-cell table:style-name="ce2" office:value-type="string" calcext:value-type="string">
            <text:p>(Espagne, 1928-)</text:p>
          </table:table-cell>
          <table:table-cell table:style-name="ce8" office:value-type="string" calcext:value-type="string">
            <text:p>CARLES-TOLRA-Ignacio.jpg</text:p>
          </table:table-cell>
          <table:table-cell table:style-name="ce10" office:value-type="string" calcext:value-type="string">
            <text:p><text:span text:style-name="T3">Ignacio Carles-Tolra s’installe à l’âge de trente ans à Zurich où il se lance en autodidacte dans une aventure artistique, suite à la découverte des écrits de Jean Dubuffet. Encouragé par ce dernier, avec qui il entretient une importante correspondance, il commence à dessiner la nuit, après son travail de fonctionnaire à la Croix-Rouge.</text:span></text:p>
            <text:p><text:span text:style-name="T4">Il développe progressivement un bestiaire d’une grande diversité, regroupant oiseaux et autres créatures composites, souvent dotés de membres multipliés, qu’il désigne lui-même de « bestioles ».  Travaillant par impulsion et dans l’urgence, souvent par série, il est pris d’une fièvre d’être compris : « C’est la rogne qui me motive le plus, mais je m’amuse beaucoup aussi », confie-t-il. « Je dessine pour me guérir du quotidien. ». Son travail peut procéder de l’accident par tache, grattage, empreinte ou collage. </text:span></text:p>
          </table:table-cell>
          <table:table-cell table:number-columns-repeated="1019"/>
        </table:table-row>
        <table:table-row table:style-name="ro5">
          <table:table-cell table:style-name="ce2" office:value-type="string" calcext:value-type="string">
            <text:p>Georges</text:p>
          </table:table-cell>
          <table:table-cell table:style-name="ce2" office:value-type="string" calcext:value-type="string">
            <text:p>CAUCHY</text:p>
          </table:table-cell>
          <table:table-cell table:style-name="ce2" office:value-type="string" calcext:value-type="string">
            <text:p>(France, 1963 -)</text:p>
          </table:table-cell>
          <table:table-cell table:style-name="ce9" office:value-type="string" calcext:value-type="string">
            <text:p>cauchy.JPG</text:p>
          </table:table-cell>
          <table:table-cell table:style-name="ce11" office:value-type="string" calcext:value-type="string">
            <text:p>Vastes étendues de couleurs pures, immensité d’un ciel nocturne, telle une partition musicale, les grands aplats colorés de Georges Cauchy vibrent au son d’une multitude de traits au feutre fin appliqués côte à côte par bandes régulières. Le dessin linéaire, sans esquisse préparatoire, est tracé au feutre noir. Il fragmente et cloisonne certains éléments, forme des arabesques énigmatiques. Ses dessins sont ensuite patiemment coiffés en traits ciselés de teintes vives. Son travail d’orfèvre affectionne les photographies de magazines, support d’interprétations personnelles, qu’il abandonne aussitôt que son travail de mosaïste gagne en surface. Les ombres prennent la forme de volutes, ses paysages ont l’allure de cartographies imaginaires. Georges Cauchy fréquente l’atelier peinture du Centre La Pommeraie, à Quevaucamps.</text:p>
          </table:table-cell>
          <table:table-cell table:number-columns-repeated="1019"/>
        </table:table-row>
        <table:table-row table:style-name="ro5">
          <table:table-cell table:style-name="ce2" office:value-type="string" calcext:value-type="string">
            <text:p>Klaus</text:p>
          </table:table-cell>
          <table:table-cell table:style-name="ce2" office:value-type="string" calcext:value-type="string">
            <text:p>COMPAGNIE</text:p>
          </table:table-cell>
          <table:table-cell table:style-name="ce2" office:value-type="string" calcext:value-type="string">
            <text:p>(Belgique, 1972 -)</text:p>
          </table:table-cell>
          <table:table-cell table:style-name="ce9" office:value-type="string" calcext:value-type="string">
            <text:p>CompagnieKlaus.jpg</text:p>
          </table:table-cell>
          <table:table-cell table:style-name="ce11" office:value-type="string" calcext:value-type="string">
            <text:p>Déjà durant sa jeunesse, Klaus Compagnie travaille avec enthousiasme et obsession à la traduction de son monde. Il croque des figures rudimentaires à la peinture, au fusain ou à la pyrogravure, qu'il accompagne de commentaires écrits. Les peintures illustrent ses connaissances et sa fantaisie sans limite. Il réalise des portraits, peint des faits historiques et nous confronte à ses connaissances anatomiques. Il donne des indications météorologiques ou de faits de l'actualité avec une interprétation personnelle en néerlandais, mais aussi en espagnol et en français. Il renforce l’image par du texte, ce qui rend ses œuvres humoristiques et intrigantes. Il fréquente depuis 1995 l'atelier artistique De Zandberg à Harelbeke.</text:p>
          </table:table-cell>
          <table:table-cell table:number-columns-repeated="1019"/>
        </table:table-row>
        <table:table-row table:style-name="ro5">
          <table:table-cell office:value-type="string" calcext:value-type="string">
            <text:p>Aloïse</text:p>
          </table:table-cell>
          <table:table-cell office:value-type="string" calcext:value-type="string">
            <text:p>CORBAZ </text:p>
          </table:table-cell>
          <table:table-cell office:value-type="string" calcext:value-type="string">
            <text:p>(Suisse, 1886-1964)</text:p>
          </table:table-cell>
          <table:table-cell office:value-type="string" calcext:value-type="string">
            <text:p>Aloise-Corbaz560.jpg</text:p>
          </table:table-cell>
          <table:table-cell office:value-type="string" calcext:value-type="string">
            <text:p>A vingt-cinq ans, suite à une déception amoureuse, Aloïse s’expatrie en Allemagne pour travailler comme gouvernante à la cour de l’empereur Guillaume II. En 1914, au début de la guerre, elle doit retourner en Suisse et présente alors des troubles du comportement. Sa famille décide de l’interner dans l’hôpital de Céry puis de 1918 à sa mort dans l’asile de La Rosière à Gimel. Jacqueline Porret Forel, son médecin qui l’accompagne et étudie ses œuvres, les fait connaître à Jean Dubuffet. Enfermée, Aloïse crée des œuvres troublantes qui suivent des codes qui lui sont propres. Ses souvenirs resurgissent dans ses dessins : le faste de la cour de Guillaume II, les couples royaux et les scènes théâtrales. Elle ne les reproduit pas fidèlement, mais les déplace dans un monde en perpétuelle mouvance et d’une grande variété.</text:p>
          </table:table-cell>
          <table:table-cell table:number-columns-repeated="1019"/>
        </table:table-row>
        <table:table-row table:style-name="ro3">
          <table:table-cell table:style-name="ce2" office:value-type="string" calcext:value-type="string">
            <text:p>Sylvain</text:p>
          </table:table-cell>
          <table:table-cell table:style-name="ce2" office:value-type="string" calcext:value-type="string">
            <text:p>COSIJNS</text:p>
          </table:table-cell>
          <table:table-cell table:style-name="ce2" office:value-type="string" calcext:value-type="string">
            <text:p>(Belgique, 1932 -)</text:p>
          </table:table-cell>
          <table:table-cell table:style-name="ce8" office:value-type="string" calcext:value-type="string">
            <text:p>cosijns.jpg</text:p>
          </table:table-cell>
          <table:table-cell table:style-name="ce11" office:value-type="string" calcext:value-type="string">
            <text:p>Sylvain Cosijns a commencé à vivre et à s’épanouir à l’âge de 56 ans, lorsqu’il fut accueilli dans l’atelier de Jan Geldhof, responsable de l’atelier de peinture à Mariaheem (Zwalm). Durant sa vie, il a accumulé une somme de sensations, d’expériences, subies, vécues, sans jamais avoir l’occasion d’en faire part. Dessiner, peindre, c’est la perche qui lui donna l’opportunité de toucher la vie, les autres. Sylvain Cosijns et son œuvre ne font qu’un. Il mène son œuvre et la vit comme sa propre rédemption. Ses œuvres reflètent la fragilité des choses plus que l’héroïsme. Malheureusement, cette sensibilité est trop souvent mise à l’écart dans la vie et dans l’art. </text:p>
          </table:table-cell>
          <table:table-cell table:number-columns-repeated="1019"/>
        </table:table-row>
        <table:table-row table:style-name="ro3">
          <table:table-cell office:value-type="string" calcext:value-type="string">
            <text:p>Georges </text:p>
          </table:table-cell>
          <table:table-cell table:style-name="ce7" office:value-type="string" calcext:value-type="string">
            <text:p>COUNASSE </text:p>
          </table:table-cell>
          <table:table-cell table:style-name="ce6" office:value-type="string" calcext:value-type="string">
            <text:p>(Belgique, 1933-2005)</text:p>
          </table:table-cell>
          <table:table-cell office:value-type="string" calcext:value-type="string">
            <text:p>Georges-Counasse-27.jpg</text:p>
          </table:table-cell>
          <table:table-cell table:style-name="ce6" office:value-type="string" calcext:value-type="string">
            <text:p>Des tourne-disques servent de socle et de moteur à ces manèges qui s’animent à la pression d’un interrupteur. La garniture (puisqu’il s’agit d’un boulanger) est composée de matériaux et objets de tous poils ; du parapluie au capuchon de bouteille, en passant par les guirlandes de Noël sans oublier les innombrables jouets miniatures : poupées, figurines et autres voitures ! Georges Counasse passait tout son temps de loisir à recréer la foire de son enfance. Les manèges sur lesquels il ne pouvait pas monter alors faute d’argent ont ainsi fini par envahir son pavillon l’âge de la retraite approchant.</text:p>
          </table:table-cell>
          <table:table-cell table:number-columns-repeated="1019"/>
        </table:table-row>
        <table:table-row table:style-name="ro2">
          <table:table-cell office:value-type="string" calcext:value-type="string">
            <text:p>Antonio </text:p>
          </table:table-cell>
          <table:table-cell table:style-name="ce6" office:value-type="string" calcext:value-type="string">
            <text:p>DALLA VALLE </text:p>
          </table:table-cell>
          <table:table-cell table:style-name="ce6" office:value-type="string" calcext:value-type="string">
            <text:p>(Italie, 1939-)</text:p>
          </table:table-cell>
          <table:table-cell office:value-type="string" calcext:value-type="string">
            <text:p>dalla-valle-41.jpg</text:p>
          </table:table-cell>
          <table:table-cell table:style-name="ce13" office:value-type="string" calcext:value-type="string">
            <text:p>Antonio Dalla Valle arpente les couloirs de l’hôpital Sospiro avec au bout de son bras un sac de plastique recelant ses créations. Il s’agit essentiellement d’objets recouverts de ruban adhésif mais également d’agglomérats de petits objets en plastique fondus ensemble. Calumets, canne-totem, carnets remplis d’écritures énigmatiques proches d’écritures scientifiques… Pour sûr, ces objets ont un rôle, une fonction, un pouvoir pour Dalla Valle, qui n’hésite pas à les détruire une fois que le pouvoir, la force magique de ces objets serait épuisée. </text:p>
          </table:table-cell>
          <table:table-cell table:number-columns-repeated="1019"/>
        </table:table-row>
        <table:table-row table:style-name="ro2">
          <table:table-cell office:value-type="string" calcext:value-type="string">
            <text:p>Serge </text:p>
          </table:table-cell>
          <table:table-cell table:style-name="ce6" office:value-type="string" calcext:value-type="string">
            <text:p>DELAUNAY</text:p>
          </table:table-cell>
          <table:table-cell table:style-name="ce6" office:value-type="string" calcext:value-type="string">
            <text:p>(Belgique, 1956-)</text:p>
          </table:table-cell>
          <table:table-cell office:value-type="string" calcext:value-type="string">
            <text:p>Serge-Delaunay-294.jpg</text:p>
          </table:table-cell>
          <table:table-cell table:style-name="ce6" office:value-type="string" calcext:value-type="string">
            <text:p>Serge Delaunay fréquente l’atelier de dessin et de modelage du Centre reine Fabiola. Il trace des dessins à la ligne claire représentant des sujets répétitifs (voitures, robots, fusées…) qu’il accompagne de textes d’informations techniques et mécaniques où chaque mot semble être le porte-drapeau de l’avenir. Face à l’odyssée de l’espace et à sa démesure, le dessinateur nous rappelle notre micro-dimension. Grâce à la création artistique, Serge Delaunay s’est créé « son » Odyssée de l’espace comme existence de substitution.</text:p>
          </table:table-cell>
          <table:table-cell table:number-columns-repeated="1019"/>
        </table:table-row>
        <table:table-row table:style-name="ro3">
          <table:table-cell office:value-type="string" calcext:value-type="string">
            <text:p>Paul</text:p>
          </table:table-cell>
          <table:table-cell table:style-name="ce6" office:value-type="string" calcext:value-type="string">
            <text:p>DUHEM</text:p>
          </table:table-cell>
          <table:table-cell table:style-name="ce6" office:value-type="string" calcext:value-type="string">
            <text:p>(Belgique, 1919-1999)</text:p>
          </table:table-cell>
          <table:table-cell office:value-type="string" calcext:value-type="string">
            <text:p>Duhem-1.jpg</text:p>
          </table:table-cell>
          <table:table-cell table:style-name="ce6" office:value-type="string" calcext:value-type="string">
            <text:p>Après un chemin de vie sinueux, Paul Duhem commence à créer à l’âge de 70 ans au sein de l’atelier peinture du Centre La Pommeraie. C’est alors pour lui une deuxième naissance, une deuxième vie, qui durera 10 ans.</text:p>
            <text:p>Une géométrisation des formes, une économie de moyens et une dimension sérielle marquent rapidement sa production. Sans nous lasser, Duhem reproduit le même schéma de construction de ses portraits. Ses personnages sont les faux jumeaux de l’imaginaire. La tête broyée dans les épaules, les oreilles décollées, le mental encadré. Ces soldats uniques sont les légionnaires d’un monde clos.</text:p>
          </table:table-cell>
          <table:table-cell table:number-columns-repeated="1019"/>
        </table:table-row>
        <table:table-row table:style-name="ro3">
          <table:table-cell table:style-name="ce2" office:value-type="string" calcext:value-type="string">
            <text:p>Johan</text:p>
          </table:table-cell>
          <table:table-cell table:style-name="ce2" office:value-type="string" calcext:value-type="string">
            <text:p>GEENENS</text:p>
          </table:table-cell>
          <table:table-cell table:style-name="ce2" office:value-type="string" calcext:value-type="string">
            <text:p>(Belgique, 1970-)</text:p>
          </table:table-cell>
          <table:table-cell table:style-name="ce8" office:value-type="string" calcext:value-type="string">
            <text:p>geenens.jpg</text:p>
          </table:table-cell>
          <table:table-cell table:style-name="ce14" office:value-type="string" calcext:value-type="string">
            <text:p>Johan Geenens fréquente l’atelier De Zandberg, à Harelbeke, depuis 1992.Débutant par la gravure et la linogravure, sa pratique s’élargit à la peinture et aux dessins aux formes abstraites. La série « Nogeenkasteel » (« Encore un château ») se compose par exemple d’un enchevêtrement de lignes qui se transforme en petits espaces précis et déterminés, en endroits tressés qui participent de cette mosaïque subtile de couleurs et de formes, alternant parfois avec des espaces plus vastes où le trait se fait plus libre et moins systématique. Ce contraste de styles et de densité invite le spectateur à prendre en compte chaque élément distinct de cet ensemble dans sa spécificité propre.</text:p>
          </table:table-cell>
          <table:table-cell table:number-columns-repeated="1019"/>
        </table:table-row>
        <table:table-row table:style-name="ro5">
          <table:table-cell office:value-type="string" calcext:value-type="string">
            <text:p>Juanma </text:p>
          </table:table-cell>
          <table:table-cell table:style-name="ce6" office:value-type="string" calcext:value-type="string">
            <text:p>GONZALEZ</text:p>
          </table:table-cell>
          <table:table-cell table:style-name="ce6" office:value-type="string" calcext:value-type="string">
            <text:p>(Espagne, 1945-2007, Belgique)</text:p>
          </table:table-cell>
          <table:table-cell office:value-type="string" calcext:value-type="string">
            <text:p>Gonzalez.jpg</text:p>
          </table:table-cell>
          <table:table-cell table:style-name="ce6" office:value-type="string" calcext:value-type="string">
            <text:p>Il fut chauffeur, il devint cordonnier. « Ouvrir une chaussure me donne un grand plaisir, découvrir la structure, reconnaître les matériaux, des plus raffinés aux plus ordinaires, le travail fait main, celui des machines. C’était un peu comme ouvrir un moteur mais moins sale. » Une émission télévisée lui donne envie de peindre. Un jour la semelle neuve qu’il vient de finir, son odeur, sa forme et son touché deviennent le support rêvé. Il y peint un petit paysage, foulé au pied, apprécié différemment par ses clients : « La première fois que j’ai décoré spontanément les semelles d’une cliente elle en fut ravie. Ce ne fut pas le cas d’un autre client qui n’apprécia pas du tout cette initiative. » L’œuvre de Juanma ne s’oublie pas, elle s’efface. </text:p>
          </table:table-cell>
          <table:table-cell table:number-columns-repeated="1019"/>
        </table:table-row>
        <table:table-row table:style-name="ro3">
          <table:table-cell table:style-name="ce3" office:value-type="string" calcext:value-type="string">
            <text:p>Martha</text:p>
          </table:table-cell>
          <table:table-cell table:style-name="ce6" office:value-type="string" calcext:value-type="string">
            <text:p>GRÜNENWALDT </text:p>
          </table:table-cell>
          <table:table-cell office:value-type="string" calcext:value-type="string">
            <text:p>(Belgique, 1910-2008)</text:p>
          </table:table-cell>
          <table:table-cell office:value-type="string" calcext:value-type="string">
            <text:p>Grunenwaldtweb.jpeg</text:p>
          </table:table-cell>
          <table:table-cell table:style-name="ce6" office:value-type="string" calcext:value-type="string">
            <text:p>Martha Grünenwaldt se met à dessiner en 1981, à 71 ans, sur la table de la cuisine de sa fille, avec les crayons de couleur de ses petits-enfants. Au verso d’affiches ou de papiers peints, se déploie un univers coloré dont la femme semble être le point centrifuge. Autour et en bord du visage apparaissent des oiseaux, un violoniste, des motifs végétaux ou encore une architecture. Ces motifs ont, au fil du temps, gagné du terrain sur les portraits pour aboutir dans certains cas à un véritable millefiori où se couche l’invisibilité de Martha. On retrouve dans son œuvre dessiné toute la musique dont cette violoniste fut privée par ses patrons au cours de 28 années de travail au service d’une ferme-château.</text:p>
          </table:table-cell>
          <table:table-cell table:number-columns-repeated="1019"/>
        </table:table-row>
        <table:table-row table:style-name="ro4">
          <table:table-cell table:style-name="ce4"/>
          <table:table-cell table:style-name="ce2" office:value-type="string" calcext:value-type="string">
            <text:p>JAKLINE</text:p>
          </table:table-cell>
          <table:table-cell table:style-name="ce2" office:value-type="string" calcext:value-type="string">
            <text:p>(Belgique, 1956-)</text:p>
          </table:table-cell>
          <table:table-cell table:style-name="ce8" office:value-type="string" calcext:value-type="string">
            <text:p>Jacquelineok.jpg</text:p>
          </table:table-cell>
          <table:table-cell table:style-name="ce15" office:value-type="string" calcext:value-type="string">
            <text:p><text:span text:style-name="T5">Jakline ne s’exprime pas volontiers à propos de ses œuvres. Ses actions, ses œuvres, le font pour elle. Les œuvres de Jakline, c’est de la dentelle. De la dentelle qui pique, qui rouille et donne le tétanos. Un ouvrage ciselé par le plein et le vide. Du vide, comme un terrain dépeuplé laissé à la projection de nos angoisses. De l’espace, dans ses cathédrales de fer et de nickel, pour laisser flotter l’écho des révoltes qu’elle hurle en silence. Jakline s’insurge contre une société injuste, inégalitaire, contre un système qui enferme chacun dans sa condition. Et ainsi qu’elle lui donne la forme de pièges, c’est cet ennemi invisible qui est mis en cage. Le structurant, elle peut mieux lui faire face, droite et puissante, à l’image des vierges de ferrailles qu’elle fait naître de l’organisation de petits morceaux de chaos. </text:span><text:span text:style-name="T6">C'est d'un même élan que Jakline apporte son aide aux plus démunis et s'adonne à ses créations, y installant d'ailleurs des petits lits pour les réfugiés...</text:span></text:p>
          </table:table-cell>
          <table:table-cell table:number-columns-repeated="1019"/>
        </table:table-row>
        <table:table-row table:style-name="ro5">
          <table:table-cell office:value-type="string" calcext:value-type="string">
            <text:p>André </text:p>
          </table:table-cell>
          <table:table-cell table:style-name="ce6" office:value-type="string" calcext:value-type="string">
            <text:p>ROBILLARD </text:p>
          </table:table-cell>
          <table:table-cell table:style-name="ce6" office:value-type="string" calcext:value-type="string">
            <text:p>(France, 1932-) </text:p>
          </table:table-cell>
          <table:table-cell office:value-type="string" calcext:value-type="string">
            <text:p>Robillard-10B.jpg</text:p>
          </table:table-cell>
          <table:table-cell table:style-name="ce6" office:value-type="string" calcext:value-type="string">
            <text:p>Depuis plus de trente ans, ce créateur qui ne se considère pas artiste, fabrique des fusils symboliques à l’aide de boîtes de conserve, d’ampoules usagées, de vieux rouages, de pièces de bois récupérées, de tissu, de clous, de fils de fer et de Scotch. Ses fusils, qui tournent presque l’objet de référence en ridicule, auraient pour lui un pouvoir magique, celui de « tuer la misère » ou encore de « changer la vie ». C’est en effet le rôle que tiennent ses « machins d’art » dans son existence ; lançant un pont entre lui et l’autre, le sortant de l’isolement. Dans sa générosité créatrice, André Robillard nous propose tout un univers, n’hésitant pas à vous tenir un monologue en martien ou à improviser un morceau de musique en frappant ses doigts recouverts de cartouches sur une boîte métallique.</text:p>
          </table:table-cell>
          <table:table-cell table:number-columns-repeated="1019"/>
        </table:table-row>
        <table:table-row table:style-name="ro3">
          <table:table-cell office:value-type="string" calcext:value-type="string">
            <text:p>Jacques </text:p>
          </table:table-cell>
          <table:table-cell office:value-type="string" calcext:value-type="string">
            <text:p>TROVIC </text:p>
          </table:table-cell>
          <table:table-cell table:style-name="ce6" office:value-type="string" calcext:value-type="string">
            <text:p>(France, 1932-) </text:p>
          </table:table-cell>
          <table:table-cell office:value-type="string" calcext:value-type="string">
            <text:p>Trovic1149.jpg</text:p>
          </table:table-cell>
          <table:table-cell table:style-name="ce6" office:value-type="string" calcext:value-type="string">
            <text:p>Très jeune, il apprend la couture et la broderie auprès de sa mère et de sa sœur. Il crée sa première tapisserie en 1964, dans sa petite maison de mineur de la banlieue de Valenciennes. Il réalise sur la table de sa cuisine des tapisseries de dimensions monumentales. Les thèmes abordés s’inspirent de la tradition populaire, de la mine, de scènes de rue, de fêtes ou de carnavals. Sur une base de toile de jute, Jacques Trovic brode à l’aide de tissus achetés au marché, de laine de toutes les couleurs, de paillettes, de perles, de dentelles, des patchworks dont émanent une grande poésie et une grande sensibilité.</text:p>
          </table:table-cell>
          <table:table-cell table:number-columns-repeated="1019"/>
        </table:table-row>
        <table:table-row table:style-name="ro1" table:number-rows-repeated="1048554">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2:Sheet1.E39">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Helvetica Neue" svg:font-family="'Helvetica Neue'" style:font-pitch="variable"/>
    <style:font-face style:name="Times New Roman" svg:font-family="'Times New Roman'" style:font-family-generic="roman" style:font-pitch="variable"/>
    <style:font-face style:name="Antique Olive Std" svg:font-family="'Antique Olive Std', 'Malgun Gothic'" style:font-family-generic="swiss"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B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BE">€</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0P0"/>
    </number:currency-style>
    <number:currency-style style:name="N111P0" style:volatile="true">
      <number:number number:decimal-places="2" loext:min-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1P0"/>
    </number:currency-style>
    <number:currency-style style:name="N10107" number:language="fr" number:country="BE">
      <number:number number:decimal-places="2" loext:min-decimal-places="2" number:min-integer-digits="1" number:grouping="true"/>
      <number:text> </number:text>
      <number:currency-symbol number:language="fr" number:country="BE">€</number:currency-symbol>
    </number:currency-style>
    <number:currency-style style:name="N10108P0" style:volatile="true" number:language="fr" number:country="BE">
      <number:number number:decimal-places="2" loext:min-decimal-places="2" number:min-integer-digits="1" number:grouping="true"/>
      <number:text> </number:text>
      <number:currency-symbol number:language="fr" number:country="BE">€</number:currency-symbol>
    </number:currency-style>
    <number:currency-style style:name="N10108" number:language="fr" number:country="BE">
      <style:text-properties fo:color="#ff0000"/>
      <number:text>-</number:text>
      <number:number number:decimal-places="2" loext:min-decimal-places="2" number:min-integer-digits="1" number:grouping="true"/>
      <number:text> </number:text>
      <number:currency-symbol number:language="fr" number:country="BE">€</number:currency-symbol>
      <style:map style:condition="value()&gt;=0" style:apply-style-name="N10108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5">00/00/0000</text:date>, <text:time style:data-style-name="N2" text:time-value="10:15:59.106047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4:47:05.347740000</meta:creation-date>
    <dc:date>2017-05-05T10:19:37.496162000</dc:date>
    <meta:editing-duration>PT14M56S</meta:editing-duration>
    <meta:editing-cycles>9</meta:editing-cycles>
    <meta:generator>LibreOffice/5.0.3.2$MacOSX_X86_64 LibreOffice_project/e5f16313668ac592c1bfb310f4390624e3dbfb75</meta:generator>
    <meta:document-statistic meta:table-count="1" meta:cell-count="104" meta:object-count="0"/>
  </office:meta>
</office:document-meta>
</file>